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5.86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page" style:column-width="7.214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2.917cm"/>
    </style:style>
    <style:style style:name="co12" style:family="table-column">
      <style:table-column-properties fo:break-before="auto" style:column-width="7.16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6.99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0">
      <style:table-cell-properties fo:border="0.06pt solid #000000"/>
    </style:style>
    <style:style style:name="ce17" style:family="table-cell" style:parent-style-name="Default" style:data-style-name="N109">
      <style:table-cell-properties fo:border="0.06pt solid #000000"/>
    </style:style>
    <style:style style:name="ce25" style:family="table-cell" style:parent-style-name="Default" style:data-style-name="N109"/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10"/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ff66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24pt" style:font-size-asian="24pt" style:font-size-complex="24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Anschlüsse Weichen" table:style-name="ta1" table:print-ranges="'Anschlüsse Weichen'.A1:'Anschlüsse Weichen'.L56">
        <table:table-column table:style-name="co1" table:default-cell-style-name="ce2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36"/>
        <table:table-column table:style-name="co5" table:number-columns-repeated="2" table:default-cell-style-name="ce2"/>
        <table:table-column table:style-name="co8" table:default-cell-style-name="Default"/>
        <table:table-column table:style-name="co9" table:default-cell-style-name="ce15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Anschlüsse Weichenantrieb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Stand: 29.12.2020</text:p>
          </table:table-cell>
          <table:table-cell table:number-columns-repeated="63"/>
        </table:table-row>
        <table:table-row table:style-name="ro2">
          <table:table-cell table:style-name="ce2"/>
          <table:table-cell table:number-columns-repeated="63"/>
        </table:table-row>
        <table:table-row table:style-name="ro3">
          <table:table-cell table:style-name="ce3" office:value-type="string" calcext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 calcext:value-type="string">
            <text:p>Weichen-</text:p>
            <text:p>Nummer</text:p>
          </table:table-cell>
          <table:table-cell table:style-name="ce3" office:value-type="string" calcext:value-type="string">
            <text:p>Antrieb</text:p>
          </table:table-cell>
          <table:table-cell table:style-name="ce3" office:value-type="string" calcext:value-type="string">
            <text:p>Art der Weiche</text:p>
            <text:p><text:span text:style-name="T2">Weiche (W)</text:span></text:p>
            <text:p><text:span text:style-name="T2">Einfache Kreuzungsweiche (EKW)</text:span></text:p>
            <text:p><text:span text:style-name="T2">Doppelte Kreuzungsweiche (DKW)</text:span></text:p>
            <text:p><text:span text:style-name="T2">Dreiwege Weiche (DWW)</text:span></text:p>
          </table:table-cell>
          <table:table-cell table:style-name="ce3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3" office:value-type="string" calcext:value-type="string">
            <text:p>Anzahl</text:p>
            <text:p>(anzusteuern)</text:p>
          </table:table-cell>
          <table:table-cell table:style-name="ce3" office:value-type="string" calcext:value-type="string">
            <text:p>IB </text:p>
            <text:p>Keyboard</text:p>
            <text:p>Adresse</text:p>
          </table:table-cell>
          <table:table-cell table:style-name="ce37" office:value-type="string" calcext:value-type="string">
            <text:p>IB </text:p>
            <text:p>Magnetartikel</text:p>
            <text:p>Adresse</text:p>
          </table:table-cell>
          <table:table-cell table:style-name="ce3" office:value-type="string" calcext:value-type="string">
            <text:p>Taste</text:p>
            <text:p>Switch-Control</text:p>
          </table:table-cell>
          <table:table-cell table:style-name="ce3" office:value-type="string" calcext:value-type="string">
            <text:p>Adresse</text:p>
            <text:p>Switch-Control</text:p>
            <text:p>63400</text:p>
          </table:table-cell>
          <table:table-cell table:style-name="ce42" office:value-type="string" calcext:value-type="string">
            <text:p>Switch-</text:p>
            <text:p>Control</text:p>
            <text:p>LNCV 6</text:p>
          </table:table-cell>
          <table:table-cell table:style-name="ce3" office:value-type="string" calcext:value-type="string">
            <text:p>Bemerkungen</text:p>
          </table:table-cell>
          <table:table-cell table:style-name="ce42" table:number-columns-repeated="52"/>
        </table:table-row>
        <table:table-row table:style-name="ro2">
          <table:table-cell table:style-name="ce16" office:value-type="float" office:value="1.02" calcext:value-type="float">
            <text:p>01,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 office:value-type="string" calcext:value-type="string">
            <text:p>3.2</text:p>
          </table:table-cell>
          <table:table-cell table:style-name="ce26" office:value-type="string" calcext:value-type="string">
            <text:p>7 + 8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3.04" calcext:value-type="float">
            <text:p>03,0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motorisch</text:p>
          </table:table-cell>
          <table:table-cell table:style-name="ce30" office:value-type="string" calcext:value-type="string">
            <text:p>EK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38" office:value-type="string" calcext:value-type="string">
            <text:p>3.1</text:p>
          </table:table-cell>
          <table:table-cell table:style-name="ce26" office:value-type="string" calcext:value-type="string">
            <text:p>9 + 10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5.06" calcext:value-type="float">
            <text:p>05,0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motorisch</text:p>
          </table:table-cell>
          <table:table-cell table:style-name="ce30" office:value-type="string" calcext:value-type="string">
            <text:p>EK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38" office:value-type="string" calcext:value-type="string">
            <text:p>3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7.08" calcext:value-type="float">
            <text:p>07,0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38" office:value-type="string" calcext:value-type="string">
            <text:p>3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9.1" calcext:value-type="float">
            <text:p>09,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38" office:value-type="string" calcext:value-type="string">
            <text:p>4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1.12" calcext:value-type="float">
            <text:p>11,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motorisch</text:p>
          </table:table-cell>
          <table:table-cell table:style-name="ce28" office:value-type="string" calcext:value-type="string">
            <text:p>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38" office:value-type="string" calcext:value-type="string">
            <text:p>4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3.14" calcext:value-type="float">
            <text:p>13,1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38" office:value-type="string" calcext:value-type="string">
            <text:p>4.2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5.16" calcext:value-type="float">
            <text:p>15,1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38" office:value-type="string" calcext:value-type="string">
            <text:p>4.1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7.18" calcext:value-type="float">
            <text:p>17,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9" calcext:value-type="float">
            <text:p>19</text:p>
          </table:table-cell>
          <table:table-cell table:style-name="ce38" office:value-type="string" calcext:value-type="string">
            <text:p>5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9.2" calcext:value-type="float">
            <text:p>19,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38" office:value-type="string" calcext:value-type="string">
            <text:p>5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/>
          <table:table-cell table:style-name="ce26"/>
          <table:table-cell table:style-name="ce26" office:value-type="string" calcext:value-type="string">
            <text:p>motorisch</text:p>
          </table:table-cell>
          <table:table-cell table:style-name="ce28" office:value-type="string" calcext:value-type="string">
            <text:p>W</text:p>
          </table:table-cell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23.24" calcext:value-type="float">
            <text:p>23,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5.26" calcext:value-type="float">
            <text:p>25,2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7.28" calcext:value-type="float">
            <text:p>27,2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9.3" calcext:value-type="float">
            <text:p>29,3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31.32" calcext:value-type="float">
            <text:p>31,3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33.34" calcext:value-type="float">
            <text:p>33,3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38" office:value-type="string" calcext:value-type="string">
            <text:p>5.1</text:p>
          </table:table-cell>
          <table:table-cell table:style-name="ce39"/>
          <table:table-cell table:style-name="ce26"/>
          <table:table-cell table:style-name="ce39"/>
          <table:table-cell table:style-name="ce26"/>
          <table:table-cell table:number-columns-repeated="52"/>
        </table:table-row>
        <table:table-row table:style-name="ro2">
          <table:table-cell table:style-name="Default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38" office:value-type="string" calcext:value-type="string">
            <text:p>5.2</text:p>
          </table:table-cell>
          <table:table-cell table:style-name="ce26" table:number-columns-repeated="2"/>
          <table:table-cell table:style-name="ce39"/>
          <table:table-cell table:style-name="ce26"/>
          <table:table-cell table:number-columns-repeated="52"/>
        </table:table-row>
        <table:table-row table:style-name="ro2">
          <table:table-cell table:style-name="ce16" office:value-type="float" office:value="35.36" calcext:value-type="float">
            <text:p>35,36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3" office:value-type="string" calcext:value-type="string">
            <text:p>Versorgung Weichenantriebe (zum Stellpult)</text:p>
          </table:table-cell>
          <table:table-cell table:number-columns-repeated="52"/>
        </table:table-row>
        <table:table-row table:style-name="ro2"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mechanisch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 office:value-type="string" calcext:value-type="string">
            <text:p>Eine Handweichen Attrappe wäre cool!</text:p>
          </table:table-cell>
          <table:table-cell table:number-columns-repeated="52"/>
        </table:table-row>
        <table:table-row table:style-name="ro2">
          <table:table-cell table:style-name="ce17" office:value-type="float" office:value="53.54" calcext:value-type="float">
            <text:p>53,5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1.1</text:p>
          </table:table-cell>
          <table:table-cell table:style-name="ce26" office:value-type="string" calcext:value-type="string">
            <text:p>1 + 2</text:p>
          </table:table-cell>
          <table:table-cell table:style-name="ce26" office:value-type="float" office:value="100" calcext:value-type="float">
            <text:p>100</text:p>
          </table:table-cell>
          <table:table-cell table:style-name="ce39" office:value-type="float" office:value="10001" calcext:value-type="float">
            <office:annotation draw:style-name="gr1" draw:text-style-name="P2" svg:width="2.899cm" svg:height="2.571cm" svg:x="33.944cm" svg:y="12.334cm" draw:caption-point-x="-0.485cm" draw:caption-point-y="1.326cm">
              <dc:date>2016-12-23T00:00:00</dc:date>
              <text:p text:style-name="P1"><text:span text:style-name="T1">Zwei Tasten, 2 Lampen für einen Magnetartikel.</text:span></text:p>
              <text:p text:style-name="P1"><text:span text:style-name="T1">Ab Keyboard Adresse 1.</text:span></text:p>
            </office:annotation>
            <text:p>10001</text:p>
          </table:table-cell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55.56" calcext:value-type="float">
            <text:p>55,5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1.2</text:p>
          </table:table-cell>
          <table:table-cell table:style-name="ce26" office:value-type="string" calcext:value-type="string">
            <text:p>3 + 4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7" office:value-type="string" calcext:value-type="string">
            <text:p>frei</text:p>
          </table:table-cell>
          <table:table-cell table:style-name="ce27" table:number-columns-repeated="4"/>
          <table:table-cell table:style-name="ce26" office:value-type="float" office:value="3" calcext:value-type="float">
            <text:p>3</text:p>
          </table:table-cell>
          <table:table-cell table:style-name="ce38" office:value-type="string" calcext:value-type="string">
            <text:p>1.3</text:p>
          </table:table-cell>
          <table:table-cell table:style-name="ce40" office:value-type="string" calcext:value-type="string">
            <text:p>5 + 6</text:p>
          </table:table-cell>
          <table:table-cell table:style-name="ce26" office:value-type="float" office:value="100" calcext:value-type="float">
            <text:p>100</text:p>
          </table:table-cell>
          <table:table-cell table:style-name="ce39" table:number-columns-repeated="2"/>
          <table:table-cell table:number-columns-repeated="52"/>
        </table:table-row>
        <table:table-row table:style-name="ro2">
          <table:table-cell table:style-name="ce17" office:value-type="float" office:value="57.58" calcext:value-type="float">
            <text:p>57,5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8" office:value-type="string" calcext:value-type="string">
            <text:p>1.4</text:p>
          </table:table-cell>
          <table:table-cell table:style-name="ce26" office:value-type="string" calcext:value-type="string">
            <text:p>7 + 8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59.6" calcext:value-type="float">
            <text:p>59,6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5" table:number-columns-repeated="4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1.62" calcext:value-type="float">
            <text:p>61,62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8" office:value-type="string" calcext:value-type="string">
            <text:p>2.1</text:p>
          </table:table-cell>
          <table:table-cell table:style-name="ce26" office:value-type="string" calcext:value-type="string">
            <text:p>9 + 10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3.64" calcext:value-type="float">
            <text:p>63,6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8" office:value-type="string" calcext:value-type="string">
            <text:p>2.2</text:p>
          </table:table-cell>
          <table:table-cell table:style-name="ce26" office:value-type="string" calcext:value-type="string">
            <text:p>1 + 2</text:p>
          </table:table-cell>
          <table:table-cell table:style-name="ce26" office:value-type="float" office:value="101" calcext:value-type="float">
            <text:p>101</text:p>
          </table:table-cell>
          <table:table-cell table:style-name="ce39" office:value-type="float" office:value="10006" calcext:value-type="float">
            <office:annotation office:display="true" draw:style-name="gr2" draw:text-style-name="P2" svg:width="2.899cm" svg:height="2.571cm" svg:x="33.944cm" svg:y="15.12cm" draw:caption-point-x="-0.485cm" draw:caption-point-y="1.318cm">
              <dc:date>2016-12-23T00:00:00</dc:date>
              <text:p text:style-name="P3"><text:span text:style-name="T1">Zwei Tasten, 2 Lampen für einen Magnetartikel.</text:span></text:p>
              <text:p text:style-name="P3"><text:span text:style-name="T1">Ab Keyboard Adresse 6.</text:span></text:p>
            </office:annotation>
            <text:p>10006</text:p>
          </table:table-cell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5.66" calcext:value-type="float">
            <text:p>65,6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38" office:value-type="string" calcext:value-type="string">
            <text:p>2.3</text:p>
          </table:table-cell>
          <table:table-cell table:style-name="ce26" office:value-type="string" calcext:value-type="string">
            <text:p>3 + 4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7.68" calcext:value-type="float">
            <text:p>67,6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2.4</text:p>
          </table:table-cell>
          <table:table-cell table:style-name="ce26" office:value-type="string" calcext:value-type="string">
            <text:p>5 + 6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office:value-type="string" calcext:value-type="string">
            <text:p>?</text:p>
          </table:table-cell>
          <table:table-cell table:style-name="ce26" table:number-columns-repeated="4"/>
          <table:table-cell table:style-name="ce26" office:value-type="string" calcext:value-type="string">
            <text:p>9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office:value-type="string" calcext:value-type="string">
            <text:p>?</text:p>
          </table:table-cell>
          <table:table-cell table:style-name="ce26" table:number-columns-repeated="4"/>
          <table:table-cell table:style-name="ce26" office:value-type="string" calcext:value-type="string">
            <text:p>10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9.7" calcext:value-type="float">
            <text:p>69,70</text:p>
          </table:table-cell>
          <table:table-cell table:style-name="ce26" office:value-type="float" office:value="29" calcext:value-type="float">
            <text:p>29</text:p>
          </table:table-cell>
          <table:table-cell table:style-name="ce28" office:value-type="string" calcext:value-type="string">
            <text:p>Spule</text:p>
          </table:table-cell>
          <table:table-cell table:style-name="ce30" office:value-type="string" calcext:value-type="string">
            <text:p>DK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71.72" calcext:value-type="float">
            <text:p>71,72</text:p>
          </table:table-cell>
          <table:table-cell table:style-name="ce26" office:value-type="float" office:value="30" calcext:value-type="float">
            <text:p>30</text:p>
          </table:table-cell>
          <table:table-cell table:style-name="ce28" office:value-type="string" calcext:value-type="string">
            <text:p>Spule</text:p>
          </table:table-cell>
          <table:table-cell table:style-name="ce30" office:value-type="string" calcext:value-type="string">
            <text:p>DK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4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 office:value-type="string" calcext:value-type="string">
            <text:p>Eingang 5 des Switch-Control defekt!</text:p>
            <text:p>Switch-Control Adr. 103</text:p>
          </table:table-cell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 table:number-columns-repeated="2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4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41" office:value-type="string" calcext:value-type="string">
            <text:p>Auf einige Weichen sollte im Hochbahnhof verzichtet werden!</text:p>
            <text:p>Das Design des Bf erscheint unsinnig!</text:p>
          </table:table-cell>
          <table:table-cell table:style-name="ce26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34" office:value-type="string" calcext:value-type="string">
            <text:p>Summe:</text:p>
          </table:table-cell>
          <table:table-cell table:style-name="ce26" table:formula="of:=SUM([.F5:.F50])" office:value-type="float" office:value="24" calcext:value-type="float">
            <text:p>24</text:p>
          </table:table-cell>
          <table:table-cell table:style-name="ce26"/>
          <table:table-cell table:style-name="ce26" table:formula="of:=[.F52]/4" office:value-type="float" office:value="6" calcext:value-type="float">
            <text:p>6</text:p>
          </table:table-cell>
          <table:table-cell table:style-name="ce26"/>
          <table:table-cell table:style-name="ce26" table:formula="of:=[.H52]/5" office:value-type="float" office:value="1.2" calcext:value-type="float">
            <text:p>1,2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4">
          <table:table-cell table:style-name="ce17"/>
          <table:table-cell table:style-name="ce26" table:number-columns-repeated="3"/>
          <table:table-cell table:style-name="ce26" office:value-type="string" calcext:value-type="string">
            <text:p>Kommentar</text:p>
          </table:table-cell>
          <table:table-cell table:style-name="ce26" table:number-columns-repeated="2"/>
          <table:table-cell table:style-name="ce38" office:value-type="string" calcext:value-type="string">
            <text:p>Magnetartikel</text:p>
            <text:p>Decoder</text:p>
          </table:table-cell>
          <table:table-cell table:style-name="ce26"/>
          <table:table-cell table:style-name="ce26" office:value-type="string" calcext:value-type="string">
            <text:p>Switch-Control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 calcext:value-type="string">
            <text:p>Mit Spule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table:formula="of:=[.F55]/4" office:value-type="float" office:value="1.5" calcext:value-type="float">
            <text:p>1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 calcext:value-type="string">
            <text:p>Mit Motor</text:p>
          </table:table-cell>
          <table:table-cell table:style-name="ce26" table:formula="of:=[.F52]-[.F55]" office:value-type="float" office:value="18" calcext:value-type="float">
            <text:p>18</text:p>
          </table:table-cell>
          <table:table-cell table:style-name="ce26"/>
          <table:table-cell table:style-name="ce26" table:formula="of:=[.F56]/4" office:value-type="float" office:value="4.5" calcext:value-type="float">
            <text:p>4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schlüsse Gleise" table:style-name="ta1" table:print="false">
        <table:table-column table:style-name="co10" table:default-cell-style-name="Default"/>
        <table:table-column table:style-name="co2" table:number-columns-repeated="2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1" office:value-type="string" calcext:value-type="string">
            <text:p>Anschlüsse Gleise, Fahrspannung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 office:value-type="string" calcext:value-type="string">
            <text:p>Stand: 16.07.2017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/>
          <table:table-cell table:number-columns-repeated="3"/>
          <table:table-cell table:style-name="ce15"/>
        </table:table-row>
        <table:table-row table:style-name="ro5">
          <table:table-cell table:style-name="ce3" office:value-type="string" calcext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 calcext:value-type="string">
            <text:p>Gleis-</text:p>
            <text:p>Nummer</text:p>
          </table:table-cell>
          <table:table-cell table:style-name="ce3" office:value-type="string" calcext:value-type="string">
            <text:p>Antrieb</text:p>
            <text:p>Und</text:p>
            <text:p>Art</text:p>
          </table:table-cell>
          <table:table-cell table:style-name="ce3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3" office:value-type="string" calcext:value-type="string">
            <text:p>Bemerkungen</text:p>
          </table:table-cell>
        </table:table-row>
        <table:table-row table:style-name="ro2">
          <table:table-cell table:style-name="ce4" office:value-type="float" office:value="21.22" calcext:value-type="float">
            <text:p>21,22</text:p>
          </table:table-cell>
          <table:table-cell table:number-columns-repeated="3"/>
          <table:table-cell table:style-name="ce18" office:value-type="string" calcext:value-type="string">
            <text:p>Fahrspannung von Intellibox</text:p>
          </table:table-cell>
        </table:table-row>
        <table:table-row table:style-name="ro2">
          <table:table-cell table:style-name="ce4"/>
          <table:table-cell/>
          <table:table-cell table:style-name="ce7"/>
          <table:table-cell/>
          <table:table-cell table:style-name="ce1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(Plus+) Versorgung Abstellgleis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Plus+) Versorgung Gleis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1.52" calcext:value-type="float">
            <text:p>51,52</text:p>
          </table:table-cell>
          <table:table-cell table:number-columns-repeated="3"/>
          <table:table-cell table:style-name="ce19" office:value-type="string" calcext:value-type="string">
            <text:p>Versorgung Intellibox, vom Trafo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esetztabschnitte" table:style-name="ta1" table:print="false">
        <table:table-column table:style-name="co14" table:default-cell-style-name="ce23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ce15"/>
        <table:table-row table:style-name="ro1">
          <table:table-cell table:style-name="ce20" office:value-type="string" calcext:value-type="string">
            <text:p>Abschnitte Besetzmeldung Gleise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1" office:value-type="string" calcext:value-type="string">
            <text:p>Stand: 17.07.2017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1"/>
          <table:table-cell table:style-name="ce2" table:number-columns-repeated="3"/>
          <table:table-cell/>
        </table:table-row>
        <table:table-row table:style-name="ro5">
          <table:table-cell table:style-name="ce22" office:value-type="string" calcext:value-type="string">
            <text:p>Bescheibung</text:p>
          </table:table-cell>
          <table:table-cell table:style-name="ce3" office:value-type="string" calcext:value-type="string">
            <text:p>Gleis-</text:p>
            <text:p>Nummer</text:p>
          </table:table-cell>
          <table:table-cell table:style-name="ce3" office:value-type="string" calcext:value-type="string">
            <text:p>Abschnitte</text:p>
          </table:table-cell>
          <table:table-cell table:style-name="ce3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24" office:value-type="string" calcext:value-type="string">
            <text:p>Bemerkungen</text:p>
          </table:table-cell>
        </table:table-row>
        <table:table-row table:style-name="ro2">
          <table:table-cell office:value-type="string" calcext:value-type="string">
            <text:p>H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ergleis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kleiner Bf im linken Hintergr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pfgleis evt. Nur zum rangier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recke von Hbf Bf zum kleinen B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um halten vor den Signalen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 calcext:value-type="string">
            <text:p>Strecke zur Abfahrt SchattenBf</text:p>
            <text:p>Links, Gleise führen zusamme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e Gleisstück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ecke Hbf rechts zum SchattenB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cke Hbf links zum SchattenB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gen der Steigung, Halt bergan vor Weiche nicht vorgesehen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chattenB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r Ausfahrt und Wegstreck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vt. Weitere für Weich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ecke kleiner Bf nach oben bis MittelB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gen der Kurve und Berg</text:p>
          </table:table-cell>
        </table:table-row>
        <table:table-row table:style-name="ro2">
          <table:table-cell office:value-type="string" calcext:value-type="string">
            <text:p>MittelB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t. Abstellgleis nur rangiere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ecke MittelBf HochB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chB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SUM([.C5:.C36])" office:value-type="float" office:value="56" calcext:value-type="float">
            <text:p>56</text:p>
          </table:table-cell>
          <table:table-cell/>
          <table:table-cell office:value-type="string" calcext:value-type="string">
            <text:p>Erfordert 4 Module mit je 16 Eingängen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0"/>
    </number:number-style>
    <number:number-style style:name="N110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19:58:53.3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k </meta:initial-creator>
    <meta:creation-date>2016-12-23T16:59:00.30</meta:creation-date>
    <dc:date>2020-12-29T20:05:31.475000000</dc:date>
    <meta:editing-duration>P3DT3H10M42S</meta:editing-duration>
    <meta:editing-cycles>35</meta:editing-cycles>
    <meta:generator>LibreOffice/6.4.0.3$Windows_X86_64 LibreOffice_project/b0a288ab3d2d4774cb44b62f04d5d28733ac6df8</meta:generator>
    <meta:printed-by>Dirk </meta:printed-by>
    <meta:print-date>2018-11-24T10:23:22.87</meta:print-date>
    <meta:document-statistic meta:table-count="3" meta:cell-count="426" meta:object-count="0"/>
  </office:meta>
</office:document-meta>
</file>